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start="Short_20_line_20_Arrow" draw:marker-start-width="0.3cm" draw:marker-end="Short_20_line_20_Arrow" draw:marker-end-width="0.3cm" draw:fill="none" draw:textarea-vertical-align="middle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143cm" svg:height="1.143cm" svg:x="9.331cm" svg:y="1.43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2" draw:text-style-name="P2" xml:id="id1" draw:id="id1" draw:layer="layout" svg:width="3.429cm" svg:height="0.762cm" svg:x="8.204cm" svg:y="3.54cm">
          <text:p text:style-name="P1"><text:span text:style-name="T1">Giao Diện</text:span></text:p>
        </draw:rect>
        <draw:rect draw:style-name="gr2" draw:text-style-name="P2" xml:id="id2" draw:id="id2" draw:layer="layout" svg:width="3.429cm" svg:height="0.786cm" svg:x="5.505cm" svg:y="5.04cm">
          <text:p text:style-name="P1"><text:span text:style-name="T1">Dữ Liệu</text:span></text:p>
        </draw:rect>
        <draw:rect draw:style-name="gr2" draw:text-style-name="P2" xml:id="id3" draw:id="id3" draw:layer="layout" svg:width="3.429cm" svg:height="0.786cm" svg:x="10.906cm" svg:y="5.04cm">
          <text:p text:style-name="P1"><text:span text:style-name="T1">Mô Tả Thống Kê</text:span></text:p>
        </draw:rect>
        <draw:rect draw:style-name="gr2" draw:text-style-name="P2" xml:id="id4" draw:id="id4" draw:layer="layout" svg:width="3.429cm" svg:height="0.762cm" svg:x="8.205cm" svg:y="6.74cm">
          <text:p text:style-name="P1"><text:span text:style-name="T1">Hồi Quy</text:span></text:p>
        </draw:rect>
        <draw:connector draw:style-name="gr3" draw:text-style-name="P1" draw:layer="layout" draw:type="line" svg:x1="8.204cm" svg:y1="3.921cm" svg:x2="7.219cm" svg:y2="5.04cm" draw:start-shape="id1" draw:start-glue-point="3" draw:end-shape="id2" draw:end-glue-point="0" svg:d="M8204 3921l-985 1119">
          <text:p/>
        </draw:connector>
        <draw:connector draw:style-name="gr4" draw:text-style-name="P1" draw:layer="layout" draw:type="line" svg:x1="11.633cm" svg:y1="3.921cm" svg:x2="12.62cm" svg:y2="5.04cm" draw:start-shape="id1" draw:start-glue-point="1" draw:end-shape="id3" draw:end-glue-point="0" svg:d="M11633 3921l987 1119">
          <text:p/>
        </draw:connector>
        <draw:connector draw:style-name="gr4" draw:text-style-name="P1" draw:layer="layout" draw:type="line" svg:x1="10.906cm" svg:y1="5.433cm" svg:x2="8.934cm" svg:y2="5.433cm" draw:start-shape="id3" draw:start-glue-point="3" draw:end-shape="id2" draw:end-glue-point="1" svg:d="M10906 5433h-1972">
          <text:p/>
        </draw:connector>
        <draw:connector draw:style-name="gr4" draw:text-style-name="P1" draw:layer="layout" draw:type="line" svg:x1="12.62cm" svg:y1="5.826cm" svg:x2="11.634cm" svg:y2="7.121cm" draw:start-shape="id3" draw:start-glue-point="2" draw:end-shape="id4" draw:end-glue-point="1" svg:d="M12620 5826l-986 1295">
          <text:p/>
        </draw:connector>
        <draw:connector draw:style-name="gr4" draw:text-style-name="P1" draw:layer="layout" draw:type="line" svg:x1="8.205cm" svg:y1="7.121cm" svg:x2="7.219cm" svg:y2="5.826cm" draw:start-shape="id4" draw:start-glue-point="3" draw:end-shape="id2" draw:end-glue-point="2" svg:d="M8205 7121l-986-1295">
          <text:p/>
        </draw:connector>
        <draw:connector draw:style-name="gr4" draw:text-style-name="P1" draw:layer="layout" draw:type="line" svg:x1="9.918cm" svg:y1="4.302cm" svg:x2="9.919cm" svg:y2="6.74cm" draw:start-shape="id1" draw:start-glue-point="2" draw:end-shape="id4" draw:end-glue-point="0" svg:d="M9918 4302l1 2438">
          <text:p/>
        </draw:connector>
        <draw:connector draw:style-name="gr3" draw:text-style-name="P1" draw:layer="layout" draw:type="line" svg:x1="9.903cm" svg:y1="2.578cm" svg:x2="9.918cm" svg:y2="3.54cm" draw:start-shape="id5" draw:start-glue-point="8" draw:end-shape="id1" draw:end-glue-point="0" svg:d="M9903 2578l15 9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6-10-07T12:55:51.89</meta:creation-date>
    <dc:date>2017-10-24T15:56:07.07</dc:date>
    <dc:creator>Loc Nguyen</dc:creator>
    <meta:editing-duration>PT14M6S</meta:editing-duration>
    <meta:editing-cycles>2</meta:editing-cycles>
    <meta:generator>OpenOffice/4.1.2$Win32 OpenOffice.org_project/412m3$Build-9782</meta:generator>
    <meta:document-statistic meta:object-count="12"/>
  </office:meta>
</office:document-meta>
</file>